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um_CIV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142" calcext:value-type="float">
            <text:p>113142</text:p>
          </table:table-cell>
          <table:table-cell table:formula="of:=[.B2]/185425" office:value-type="float" office:value="0.610176621275448" calcext:value-type="float">
            <text:p>0.610176621275448</text:p>
          </table:table-cell>
          <table:table-cell office:value-type="float" office:value="123994" calcext:value-type="float">
            <text:p>123994</text:p>
          </table:table-cell>
          <table:table-cell table:formula="of:=[.D2]/185425" office:value-type="float" office:value="0.668701631387353" calcext:value-type="float">
            <text:p>0.668701631387353</text:p>
          </table:table-cell>
          <table:table-cell office:value-type="float" office:value="131767" calcext:value-type="float">
            <text:p>131767</text:p>
          </table:table-cell>
          <table:table-cell table:formula="of:=[.F2]/185425" office:value-type="float" office:value="0.710621545099097" calcext:value-type="float">
            <text:p>0.710621545099097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163" calcext:value-type="float">
            <text:p>31163</text:p>
          </table:table-cell>
          <table:table-cell table:formula="of:=[.B3]/185425" office:value-type="float" office:value="0.168062558986113" calcext:value-type="float">
            <text:p>0.168062558986113</text:p>
          </table:table-cell>
          <table:table-cell office:value-type="float" office:value="27733" calcext:value-type="float">
            <text:p>27733</text:p>
          </table:table-cell>
          <table:table-cell table:formula="of:=[.D3]/185425" office:value-type="float" office:value="0.149564513954429" calcext:value-type="float">
            <text:p>0.149564513954429</text:p>
          </table:table-cell>
          <table:table-cell office:value-type="float" office:value="24981" calcext:value-type="float">
            <text:p>24981</text:p>
          </table:table-cell>
          <table:table-cell table:formula="of:=[.F3]/185425" office:value-type="float" office:value="0.134722933800728" calcext:value-type="float">
            <text:p>0.1347229338007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26" calcext:value-type="float">
            <text:p>17526</text:p>
          </table:table-cell>
          <table:table-cell table:formula="of:=[.B4]/185425" office:value-type="float" office:value="0.0945179991910476" calcext:value-type="float">
            <text:p>0.0945179991910476</text:p>
          </table:table-cell>
          <table:table-cell office:value-type="float" office:value="14533" calcext:value-type="float">
            <text:p>14533</text:p>
          </table:table-cell>
          <table:table-cell table:formula="of:=[.D4]/185425" office:value-type="float" office:value="0.078376702170689" calcext:value-type="float">
            <text:p>0.078376702170689</text:p>
          </table:table-cell>
          <table:table-cell office:value-type="float" office:value="12777" calcext:value-type="float">
            <text:p>12777</text:p>
          </table:table-cell>
          <table:table-cell table:formula="of:=[.F4]/185425" office:value-type="float" office:value="0.0689065659970338" calcext:value-type="float">
            <text:p>0.068906565997033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0" calcext:value-type="float">
            <text:p>10020</text:p>
          </table:table-cell>
          <table:table-cell table:formula="of:=[.B5]/185425" office:value-type="float" office:value="0.0540380207631118" calcext:value-type="float">
            <text:p>0.0540380207631118</text:p>
          </table:table-cell>
          <table:table-cell office:value-type="float" office:value="8424" calcext:value-type="float">
            <text:p>8424</text:p>
          </table:table-cell>
          <table:table-cell table:formula="of:=[.D5]/185425" office:value-type="float" office:value="0.0454307671565323" calcext:value-type="float">
            <text:p>0.0454307671565323</text:p>
          </table:table-cell>
          <table:table-cell office:value-type="float" office:value="7218" calcext:value-type="float">
            <text:p>7218</text:p>
          </table:table-cell>
          <table:table-cell table:formula="of:=[.F5]/185425" office:value-type="float" office:value="0.0389267898071997" calcext:value-type="float">
            <text:p>0.038926789807199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12" calcext:value-type="float">
            <text:p>6112</text:p>
          </table:table-cell>
          <table:table-cell table:formula="of:=[.B6]/185425" office:value-type="float" office:value="0.0329621140622893" calcext:value-type="float">
            <text:p>0.0329621140622893</text:p>
          </table:table-cell>
          <table:table-cell office:value-type="float" office:value="4960" calcext:value-type="float">
            <text:p>4960</text:p>
          </table:table-cell>
          <table:table-cell table:formula="of:=[.D6]/185425" office:value-type="float" office:value="0.0267493595793447" calcext:value-type="float">
            <text:p>0.0267493595793447</text:p>
          </table:table-cell>
          <table:table-cell office:value-type="float" office:value="4176" calcext:value-type="float">
            <text:p>4176</text:p>
          </table:table-cell>
          <table:table-cell table:formula="of:=[.F6]/185425" office:value-type="float" office:value="0.0225212350006741" calcext:value-type="float">
            <text:p>0.022521235000674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5" calcext:value-type="float">
            <text:p>4155</text:p>
          </table:table-cell>
          <table:table-cell table:formula="of:=[.B7]/185425" office:value-type="float" office:value="0.0224079816637454" calcext:value-type="float">
            <text:p>0.0224079816637454</text:p>
          </table:table-cell>
          <table:table-cell office:value-type="float" office:value="3342" calcext:value-type="float">
            <text:p>3342</text:p>
          </table:table-cell>
          <table:table-cell table:formula="of:=[.D7]/185425" office:value-type="float" office:value="0.0180234596197924" calcext:value-type="float">
            <text:p>0.0180234596197924</text:p>
          </table:table-cell>
          <table:table-cell office:value-type="float" office:value="2656" calcext:value-type="float">
            <text:p>2656</text:p>
          </table:table-cell>
          <table:table-cell table:formula="of:=[.F7]/185425" office:value-type="float" office:value="0.0143238506134556" calcext:value-type="float">
            <text:p>0.014323850613455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6" calcext:value-type="float">
            <text:p>2426</text:p>
          </table:table-cell>
          <table:table-cell table:formula="of:=[.B8]/185425" office:value-type="float" office:value="0.0130834569232843" calcext:value-type="float">
            <text:p>0.0130834569232843</text:p>
          </table:table-cell>
          <table:table-cell office:value-type="float" office:value="1771" calcext:value-type="float">
            <text:p>1771</text:p>
          </table:table-cell>
          <table:table-cell table:formula="of:=[.D8]/185425" office:value-type="float" office:value="0.00955103141431846" calcext:value-type="float">
            <text:p>0.00955103141431846</text:p>
          </table:table-cell>
          <table:table-cell office:value-type="float" office:value="1348" calcext:value-type="float">
            <text:p>1348</text:p>
          </table:table-cell>
          <table:table-cell table:formula="of:=[.F8]/185425" office:value-type="float" office:value="0.00726978562761224" calcext:value-type="float">
            <text:p>0.0072697856276122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1" calcext:value-type="float">
            <text:p>881</text:p>
          </table:table-cell>
          <table:table-cell table:formula="of:=[.B9]/185425" office:value-type="float" office:value="0.00475124713496023" calcext:value-type="float">
            <text:p>0.00475124713496023</text:p>
          </table:table-cell>
          <table:table-cell office:value-type="float" office:value="668" calcext:value-type="float">
            <text:p>668</text:p>
          </table:table-cell>
          <table:table-cell table:formula="of:=[.D9]/185425" office:value-type="float" office:value="0.00360253471754078" calcext:value-type="float">
            <text:p>0.00360253471754078</text:p>
          </table:table-cell>
          <table:table-cell office:value-type="float" office:value="502" calcext:value-type="float">
            <text:p>502</text:p>
          </table:table-cell>
          <table:table-cell table:formula="of:=[.F9]/185425" office:value-type="float" office:value="0.00270729405419981" calcext:value-type="float">
            <text:p>0.00270729405419981</text:p>
          </table:table-cell>
          <table:table-cell table:number-columns-repeated="1017"/>
        </table:table-row>
        <table:table-row table:style-name="ro1">
          <table:table-cell/>
          <table:table-cell table:formula="of:=SUM([.B2:.B9])" office:value-type="float" office:value="185425" calcext:value-type="float">
            <text:p>185425</text:p>
          </table:table-cell>
          <table:table-cell table:formula="of:=[.B10]/185425" office:value-type="float" office:value="1" calcext:value-type="float">
            <text:p>1</text:p>
          </table:table-cell>
          <table:table-cell table:formula="of:=SUM([.D2:.D9])" office:value-type="float" office:value="185425" calcext:value-type="float">
            <text:p>185425</text:p>
          </table:table-cell>
          <table:table-cell table:formula="of:=[.D10]/185425" office:value-type="float" office:value="1" calcext:value-type="float">
            <text:p>1</text:p>
          </table:table-cell>
          <table:table-cell table:formula="of:=SUM([.F2:.F9])" office:value-type="float" office:value="185425" calcext:value-type="float">
            <text:p>185425</text:p>
          </table:table-cell>
          <table:table-cell table:formula="of:=[.F10]/185425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umCIV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905" calcext:value-type="float">
            <text:p>155905</text:p>
          </table:table-cell>
          <table:table-cell table:formula="of:=[.B2]/185425" office:value-type="float" office:value="0.840798166374545" calcext:value-type="float">
            <text:p>0.8408</text:p>
          </table:table-cell>
          <table:table-cell office:value-type="float" office:value="162533" calcext:value-type="float">
            <text:p>162533</text:p>
          </table:table-cell>
          <table:table-cell table:formula="of:=[.D2]/185425" office:value-type="float" office:value="0.876543076715653" calcext:value-type="float">
            <text:p>0.8765</text:p>
          </table:table-cell>
          <table:table-cell office:value-type="float" office:value="166675" calcext:value-type="float">
            <text:p>166675</text:p>
          </table:table-cell>
          <table:table-cell table:formula="of:=[.F2]/185425" office:value-type="float" office:value="0.898880949170824" calcext:value-type="float">
            <text:p>0.8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441" calcext:value-type="float">
            <text:p>25441</text:p>
          </table:table-cell>
          <table:table-cell table:formula="of:=[.B3]/185425" office:value-type="float" office:value="0.137203721181071" calcext:value-type="float">
            <text:p>0.1372</text:p>
          </table:table-cell>
          <table:table-cell office:value-type="float" office:value="19159" calcext:value-type="float">
            <text:p>19159</text:p>
          </table:table-cell>
          <table:table-cell table:formula="of:=[.D3]/185425" office:value-type="float" office:value="0.103324794391263" calcext:value-type="float">
            <text:p>0.1033</text:p>
          </table:table-cell>
          <table:table-cell office:value-type="float" office:value="15366" calcext:value-type="float">
            <text:p>15366</text:p>
          </table:table-cell>
          <table:table-cell table:formula="of:=[.F3]/185425" office:value-type="float" office:value="0.0828690845355265" calcext:value-type="float">
            <text:p>0.0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0" calcext:value-type="float">
            <text:p>3210</text:p>
          </table:table-cell>
          <table:table-cell table:formula="of:=[.B4]/185425" office:value-type="float" office:value="0.017311581501955" calcext:value-type="float">
            <text:p>0.0173</text:p>
          </table:table-cell>
          <table:table-cell office:value-type="float" office:value="2914" calcext:value-type="float">
            <text:p>2914</text:p>
          </table:table-cell>
          <table:table-cell table:formula="of:=[.D4]/185425" office:value-type="float" office:value="0.015715248752865" calcext:value-type="float">
            <text:p>0.0157</text:p>
          </table:table-cell>
          <table:table-cell office:value-type="float" office:value="2626" calcext:value-type="float">
            <text:p>2626</text:p>
          </table:table-cell>
          <table:table-cell table:formula="of:=[.F4]/185425" office:value-type="float" office:value="0.0141620601321289" calcext:value-type="float">
            <text:p>0.01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5" calcext:value-type="float">
            <text:p>675</text:p>
          </table:table-cell>
          <table:table-cell table:formula="of:=[.B5]/185425" office:value-type="float" office:value="0.00364028582985034" calcext:value-type="float">
            <text:p>0.0036</text:p>
          </table:table-cell>
          <table:table-cell office:value-type="float" office:value="637" calcext:value-type="float">
            <text:p>637</text:p>
          </table:table-cell>
          <table:table-cell table:formula="of:=[.D5]/185425" office:value-type="float" office:value="0.00343535122016988" calcext:value-type="float">
            <text:p>0.0034</text:p>
          </table:table-cell>
          <table:table-cell office:value-type="float" office:value="583" calcext:value-type="float">
            <text:p>583</text:p>
          </table:table-cell>
          <table:table-cell table:formula="of:=[.F5]/185425" office:value-type="float" office:value="0.00314412835378185" calcext:value-type="float">
            <text:p>0.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table:formula="of:=[.B6]/185425" office:value-type="float" office:value="0.00086827558311986" calcext:value-type="float">
            <text:p>0.0009</text:p>
          </table:table-cell>
          <table:table-cell office:value-type="float" office:value="152" calcext:value-type="float">
            <text:p>152</text:p>
          </table:table-cell>
          <table:table-cell table:formula="of:=[.D6]/185425" office:value-type="float" office:value="0.000819738438721855" calcext:value-type="float">
            <text:p>0.0008</text:p>
          </table:table-cell>
          <table:table-cell office:value-type="float" office:value="147" calcext:value-type="float">
            <text:p>147</text:p>
          </table:table-cell>
          <table:table-cell table:formula="of:=[.F6]/185425" office:value-type="float" office:value="0.000792773358500742" calcext:value-type="float">
            <text:p>0.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7]/185425" office:value-type="float" office:value="0.000156397465282459" calcext:value-type="float">
            <text:p>0.0002</text:p>
          </table:table-cell>
          <table:table-cell office:value-type="float" office:value="26" calcext:value-type="float">
            <text:p>26</text:p>
          </table:table-cell>
          <table:table-cell table:formula="of:=[.D7]/185425" office:value-type="float" office:value="0.000140218417149791" calcext:value-type="float">
            <text:p>0.0001</text:p>
          </table:table-cell>
          <table:table-cell office:value-type="float" office:value="24" calcext:value-type="float">
            <text:p>24</text:p>
          </table:table-cell>
          <table:table-cell table:formula="of:=[.F7]/185425" office:value-type="float" office:value="0.000129432385061346" calcext:value-type="float">
            <text:p>0.0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8]/185425" office:value-type="float" office:value="0.0000215720641768909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formula="of:=[.D8]/185425" office:value-type="float" office:value="0.0000215720641768909" calcext:value-type="float">
            <text:p>0.0000</text:p>
          </table:table-cell>
          <table:table-cell office:value-type="float" office:value="4" calcext:value-type="float">
            <text:p>4</text:p>
          </table:table-cell>
          <table:table-cell table:formula="of:=[.F8]/185425" office:value-type="float" office:value="0.0000215720641768909" calcext:value-type="float">
            <text:p>0.0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formula="of:=SUM([.B2:.B8])" office:value-type="float" office:value="185425" calcext:value-type="float">
            <text:p>185425</text:p>
          </table:table-cell>
          <table:table-cell table:formula="of:=SUM([.C2:.C8])" office:value-type="float" office:value="1" calcext:value-type="float">
            <text:p>1.0000</text:p>
          </table:table-cell>
          <table:table-cell table:formula="of:=SUM([.D2:.D8])" office:value-type="float" office:value="185425" calcext:value-type="float">
            <text:p>185425</text:p>
          </table:table-cell>
          <table:table-cell table:formula="of:=SUM([.E2:.E8])" office:value-type="float" office:value="1" calcext:value-type="float">
            <text:p>1.0000</text:p>
          </table:table-cell>
          <table:table-cell table:formula="of:=SUM([.F2:.F8])" office:value-type="float" office:value="185425" calcext:value-type="float">
            <text:p>185425</text:p>
          </table:table-cell>
          <table:table-cell table:formula="of:=[.F10]/185425" office:value-type="float" office:value="1" calcext:value-type="float">
            <text:p>1.0000</text:p>
          </table:table-cell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21:15:11.180891659</meta:creation-date>
    <dc:date>2023-02-01T22:39:25.183545799</dc:date>
    <meta:editing-duration>PT13M9S</meta:editing-duration>
    <meta:editing-cycles>2</meta:editing-cycles>
    <meta:generator>LibreOffice/7.3.7.2$Linux_X86_64 LibreOffice_project/30$Build-2</meta:generator>
    <meta:document-statistic meta:table-count="2" meta:cell-count="132" meta:object-count="0"/>
  </office:meta>
</office:document-meta>
</file>